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nthesis of ZIF-8 (ACS-catalysis):</text:p>
      <text:p text:style-name="Standard"/>
      <text:p text:style-name="Standard">Equipment needed:</text:p>
      <text:p text:style-name="Standard">Glass beaker (250 ml)</text:p>
      <text:p text:style-name="Standard">Vials w/cap (20 ml) x 8 </text:p>
      <text:p text:style-name="Standard">Oven</text:p>
      <text:p text:style-name="Standard"/>
      <text:p text:style-name="Standard">Chemicals:</text:p>
      <text:p text:style-name="Standard"><text:span text:style-name="T4">1. <text:tab/></text:span>Zinc Nitrate hexahydrate (Zn(NO<text:span text:style-name="T1">2</text:span><text:span text:style-name="T2">)</text:span><text:span text:style-name="T1">3</text:span><text:span text:style-name="T2"> 6 H</text:span><text:span text:style-name="T1">2</text:span><text:span text:style-name="T2">O)</text:span></text:p>
      <text:p text:style-name="Standard"><text:span text:style-name="T3">2. <text:tab/></text:span><text:span text:style-name="T2">2-methylimidazole (H-MeIM)</text:span></text:p>
      <text:p text:style-name="Standard"><text:span text:style-name="T3">3. <text:tab/></text:span><text:span text:style-name="T2">N,N'-dimethylformamide (DMF)</text:span></text:p>
      <text:p text:style-name="Standard"><text:span text:style-name="T3">4. <text:tab/></text:span><text:span text:style-name="T2">Chloroform</text:span></text:p>
      <text:p text:style-name="Standard"><text:span text:style-name="T3">5. <text:tab/></text:span><text:span text:style-name="T2">dichlormethane</text:span></text:p>
      <text:p text:style-name="Standard"/>
      <text:p text:style-name="Standard">Protocol:</text:p>
      <text:p text:style-name="Standard">Solid mixture of <text:span text:style-name="T4">1 </text:span><text:span text:style-name="T5">(1.88g, 6.33 mmol) and </text:span><text:span text:style-name="T4">2</text:span><text:span text:style-name="T5"> (0.43g, 5.82 mmol) dissolved in 130 ml of </text:span><text:span text:style-name="T4">3</text:span><text:span text:style-name="T5"> and distributed in 20 ml vials. Vials are capped tightly before heating at 5C/min untill 140 C and held at this temp for 24 hours and then cooled at 0.4 C/min to room temperature. Remove mother liquid and add </text:span><text:span text:style-name="T4">4 </text:span><text:span text:style-name="T5">(20 ml), collect crystals from upper layer. Wash crystals with </text:span><text:span text:style-name="T4">3 </text:span><text:span text:style-name="T5">(3 x 15 ml) for 3 days, then with </text:span><text:span text:style-name="T4">5</text:span><text:span text:style-name="T5"> (3 x 15 ml) for 3 days. Remove residual solvents by heating in vacuum to 200 C for 6 hours. Product should be white polyhedra.</text:span></text:p>
      <text:p text:style-name="P1"/>
      <text:p text:style-name="P1">Synthesis of ZIF-8 at room temp:</text:p>
      <text:p text:style-name="P1"/>
      <text:p text:style-name="P1">Equipment:</text:p>
      <text:p text:style-name="P1"/>
      <text:p text:style-name="P1"/>
      <text:p text:style-name="P1">Synthesis of ZIF-4 (Cambridge)</text:p>
      <text:p text:style-name="P1"/>
      <text:p text:style-name="P1">Equipment needed:</text:p>
      <text:p text:style-name="P1">Autoclave</text:p>
      <text:p text:style-name="P1">Hirch-funn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n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n" fo:country="NO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Teigland</meta:initial-creator>
    <meta:creation-date>2012-12-04T16:43:59.39</meta:creation-date>
    <dc:date>2012-12-05T10:17:46.24</dc:date>
    <dc:creator>Anders Teigland</dc:creator>
    <meta:editing-duration>PT04H11M3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9" meta:word-count="155" meta:character-count="895"/>
  </office:meta>
</office:document-meta>
</file>